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107.02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44.73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ed1c24"/>
    </style:style>
    <style:style style:name="ce6" style:family="table-cell" style:parent-style-name="Default" style:data-style-name="N0"/>
    <style:style style:name="ce4" style:family="table-cell" style:parent-style-name="Default">
      <style:text-properties fo:color="#000000"/>
    </style:style>
    <style:style style:name="ce2" style:family="table-cell" style:parent-style-name="Default">
      <style:text-properties fo:color="#0066b3"/>
    </style:style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e+ 36fb</text:p>
          </table:table-cell>
          <table:table-cell table:style-name="ce1" office:value-type="string" calcext:value-type="string">
            <text:p>e+ 150fb</text:p>
          </table:table-cell>
          <table:table-cell table:style-name="ce4" office:value-type="string" calcext:value-type="string">
            <text:p>Delta e+ 36fb</text:p>
          </table:table-cell>
          <table:table-cell table:style-name="ce2" office:value-type="string" calcext:value-type="string">
            <text:p>Delta e+ 150fb</text:p>
          </table:table-cell>
          <table:table-cell/>
          <table:table-cell office:value-type="string" calcext:value-type="string">
            <text:p>mu+ 36fb</text:p>
          </table:table-cell>
          <table:table-cell table:style-name="ce1" office:value-type="string" calcext:value-type="string">
            <text:p>mu+ 150fb</text:p>
          </table:table-cell>
          <table:table-cell table:style-name="ce4" office:value-type="string" calcext:value-type="string">
            <text:p>Delta mu+ 36fb</text:p>
          </table:table-cell>
          <table:table-cell table:style-name="ce2" office:value-type="string" calcext:value-type="string">
            <text:p>Delta mu+ 150fb</text:p>
          </table:table-cell>
          <table:table-cell/>
          <table:table-cell office:value-type="string" calcext:value-type="string">
            <text:p>e- 36fb</text:p>
          </table:table-cell>
          <table:table-cell table:style-name="ce1" office:value-type="string" calcext:value-type="string">
            <text:p>e- 150fb</text:p>
          </table:table-cell>
          <table:table-cell table:style-name="ce4" office:value-type="string" calcext:value-type="string">
            <text:p>Delta e- 36fb</text:p>
          </table:table-cell>
          <table:table-cell table:style-name="ce2" office:value-type="string" calcext:value-type="string">
            <text:p>Delta e- 150 fb</text:p>
          </table:table-cell>
          <table:table-cell/>
          <table:table-cell office:value-type="string" calcext:value-type="string">
            <text:p>mu- 36fb</text:p>
          </table:table-cell>
          <table:table-cell table:style-name="ce1" office:value-type="string" calcext:value-type="string">
            <text:p>mu- 150fb</text:p>
          </table:table-cell>
          <table:table-cell table:style-name="ce4" office:value-type="string" calcext:value-type="string">
            <text:p>Delta mu- 36fb</text:p>
          </table:table-cell>
          <table:table-cell table:style-name="ce2" office:value-type="string" calcext:value-type="string">
            <text:p>Delta mu- 150fb</text:p>
          </table:table-cell>
          <table:table-cell/>
        </table:table-row>
        <table:table-row table:style-name="ro1">
          <table:table-cell office:value-type="string" calcext:value-type="string">
            <text:p>Gamma + jet</text:p>
          </table:table-cell>
          <table:table-cell/>
          <table:table-cell office:value-type="float" office:value="33400" calcext:value-type="float">
            <text:p>33400</text:p>
          </table:table-cell>
          <table:table-cell table:style-name="ce1" table:formula="of:=[.C2]/36*150" office:value-type="float" office:value="139166.666666667" calcext:value-type="float">
            <text:p>139166,666666667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table:formula="of:=[.E2]/36*150" office:value-type="float" office:value="13333.3333333333" calcext:value-type="float">
            <text:p>13333,3333333333</text:p>
          </table:table-cell>
          <table:table-cell/>
          <table:table-cell office:value-type="float" office:value="72000" calcext:value-type="float">
            <text:p>72000</text:p>
          </table:table-cell>
          <table:table-cell table:style-name="ce1" table:formula="of:=[.H2]/36*150" office:value-type="float" office:value="300000" calcext:value-type="float">
            <text:p>300000</text:p>
          </table:table-cell>
          <table:table-cell table:style-name="ce4" office:value-type="float" office:value="6800" calcext:value-type="float">
            <text:p>6800</text:p>
          </table:table-cell>
          <table:table-cell table:style-name="ce2" table:formula="of:=[.J2]/36*150" office:value-type="float" office:value="28333.3333333333" calcext:value-type="float">
            <text:p>28333,3333333333</text:p>
          </table:table-cell>
          <table:table-cell/>
          <table:table-cell office:value-type="float" office:value="30700" calcext:value-type="float">
            <text:p>30700</text:p>
          </table:table-cell>
          <table:table-cell table:style-name="ce1" table:formula="of:=[.M2]/36*150" office:value-type="float" office:value="127916.666666667" calcext:value-type="float">
            <text:p>127916,666666667</text:p>
          </table:table-cell>
          <table:table-cell table:style-name="ce4" office:value-type="float" office:value="2800" calcext:value-type="float">
            <text:p>2800</text:p>
          </table:table-cell>
          <table:table-cell table:style-name="ce2" table:formula="of:=[.O2]/36*150" office:value-type="float" office:value="11666.6666666667" calcext:value-type="float">
            <text:p>11666,6666666667</text:p>
          </table:table-cell>
          <table:table-cell/>
          <table:table-cell office:value-type="float" office:value="62800" calcext:value-type="float">
            <text:p>62800</text:p>
          </table:table-cell>
          <table:table-cell table:style-name="ce1" table:formula="of:=[.R2]/36*150" office:value-type="float" office:value="261666.666666667" calcext:value-type="float">
            <text:p>261666,666666667</text:p>
          </table:table-cell>
          <table:table-cell table:style-name="ce4" office:value-type="float" office:value="5600" calcext:value-type="float">
            <text:p>5600</text:p>
          </table:table-cell>
          <table:table-cell table:style-name="ce2" table:formula="of:=[.T2]/36*150" office:value-type="float" office:value="23333.3333333333" calcext:value-type="float">
            <text:p>23333,3333333333</text:p>
          </table:table-cell>
          <table:table-cell/>
        </table:table-row>
        <table:table-row table:style-name="ro1">
          <table:table-cell office:value-type="string" calcext:value-type="string">
            <text:p>ttbar</text:p>
          </table:table-cell>
          <table:table-cell/>
          <table:table-cell office:value-type="float" office:value="84500" calcext:value-type="float">
            <text:p>84500</text:p>
          </table:table-cell>
          <table:table-cell table:style-name="ce1" table:formula="of:=[.C3]/36*150" office:value-type="float" office:value="352083.333333333" calcext:value-type="float">
            <text:p>352083,333333333</text:p>
          </table:table-cell>
          <table:table-cell table:style-name="ce4" office:value-type="float" office:value="1400" calcext:value-type="float">
            <text:p>1400</text:p>
          </table:table-cell>
          <table:table-cell table:style-name="ce2" table:formula="of:=[.E3]/36*150" office:value-type="float" office:value="5833.33333333333" calcext:value-type="float">
            <text:p>5833,33333333333</text:p>
          </table:table-cell>
          <table:table-cell/>
          <table:table-cell office:value-type="float" office:value="142400" calcext:value-type="float">
            <text:p>142400</text:p>
          </table:table-cell>
          <table:table-cell table:style-name="ce1" table:formula="of:=[.H3]/36*150" office:value-type="float" office:value="593333.333333333" calcext:value-type="float">
            <text:p>593333,333333333</text:p>
          </table:table-cell>
          <table:table-cell table:style-name="ce4" office:value-type="float" office:value="2400" calcext:value-type="float">
            <text:p>2400</text:p>
          </table:table-cell>
          <table:table-cell table:style-name="ce2" table:formula="of:=[.J3]/36*150" office:value-type="float" office:value="10000" calcext:value-type="float">
            <text:p>10000</text:p>
          </table:table-cell>
          <table:table-cell/>
          <table:table-cell office:value-type="float" office:value="84800" calcext:value-type="float">
            <text:p>84800</text:p>
          </table:table-cell>
          <table:table-cell table:style-name="ce1" table:formula="of:=[.M3]/36*150" office:value-type="float" office:value="353333.333333333" calcext:value-type="float">
            <text:p>353333,333333333</text:p>
          </table:table-cell>
          <table:table-cell table:style-name="ce4" office:value-type="float" office:value="1500" calcext:value-type="float">
            <text:p>1500</text:p>
          </table:table-cell>
          <table:table-cell table:style-name="ce2" table:formula="of:=[.O3]/36*150" office:value-type="float" office:value="6250" calcext:value-type="float">
            <text:p>6250</text:p>
          </table:table-cell>
          <table:table-cell/>
          <table:table-cell office:value-type="float" office:value="143400" calcext:value-type="float">
            <text:p>143400</text:p>
          </table:table-cell>
          <table:table-cell table:style-name="ce1" table:formula="of:=[.R3]/36*150" office:value-type="float" office:value="597500" calcext:value-type="float">
            <text:p>597500</text:p>
          </table:table-cell>
          <table:table-cell table:style-name="ce4" office:value-type="float" office:value="2500" calcext:value-type="float">
            <text:p>2500</text:p>
          </table:table-cell>
          <table:table-cell table:style-name="ce2" table:formula="of:=[.T3]/36*150" office:value-type="float" office:value="10416.6666666667" calcext:value-type="float">
            <text:p>10416,6666666667</text:p>
          </table:table-cell>
          <table:table-cell/>
        </table:table-row>
        <table:table-row table:style-name="ro1">
          <table:table-cell office:value-type="string" calcext:value-type="string">
            <text:p>Multijet</text:p>
          </table:table-cell>
          <table:table-cell/>
          <table:table-cell office:value-type="float" office:value="13500" calcext:value-type="float">
            <text:p>13500</text:p>
          </table:table-cell>
          <table:table-cell table:style-name="ce1" table:formula="of:=[.C4]/36*150" office:value-type="float" office:value="56250" calcext:value-type="float">
            <text:p>56250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table:formula="of:=[.E4]/36*150" office:value-type="float" office:value="4166.66666666667" calcext:value-type="float">
            <text:p>4166,66666666667</text:p>
          </table:table-cell>
          <table:table-cell/>
          <table:table-cell office:value-type="float" office:value="35150" calcext:value-type="float">
            <text:p>35150</text:p>
          </table:table-cell>
          <table:table-cell table:style-name="ce1" table:formula="of:=[.H4]/36*150" office:value-type="float" office:value="146458.333333333" calcext:value-type="float">
            <text:p>146458,333333333</text:p>
          </table:table-cell>
          <table:table-cell table:style-name="ce4" office:value-type="float" office:value="550" calcext:value-type="float">
            <text:p>550</text:p>
          </table:table-cell>
          <table:table-cell table:style-name="ce2" table:formula="of:=[.J4]/36*150" office:value-type="float" office:value="2291.66666666667" calcext:value-type="float">
            <text:p>2291,66666666667</text:p>
          </table:table-cell>
          <table:table-cell/>
          <table:table-cell office:value-type="float" office:value="12700" calcext:value-type="float">
            <text:p>12700</text:p>
          </table:table-cell>
          <table:table-cell table:style-name="ce1" table:formula="of:=[.M4]/36*150" office:value-type="float" office:value="52916.6666666667" calcext:value-type="float">
            <text:p>52916,6666666667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table:formula="of:=[.O4]/36*150" office:value-type="float" office:value="4166.66666666667" calcext:value-type="float">
            <text:p>4166,66666666667</text:p>
          </table:table-cell>
          <table:table-cell/>
          <table:table-cell office:value-type="float" office:value="35710" calcext:value-type="float">
            <text:p>35710</text:p>
          </table:table-cell>
          <table:table-cell table:style-name="ce1" table:formula="of:=[.R4]/36*150" office:value-type="float" office:value="148791.666666667" calcext:value-type="float">
            <text:p>148791,666666667</text:p>
          </table:table-cell>
          <table:table-cell table:style-name="ce4" office:value-type="float" office:value="760" calcext:value-type="float">
            <text:p>760</text:p>
          </table:table-cell>
          <table:table-cell table:style-name="ce2" table:formula="of:=[.T4]/36*150" office:value-type="float" office:value="3166.66666666667" calcext:value-type="float">
            <text:p>3166,66666666667</text:p>
          </table:table-cell>
          <table:table-cell/>
        </table:table-row>
        <table:table-row table:style-name="ro1">
          <table:table-cell office:value-type="string" calcext:value-type="string">
            <text:p>Tq chan</text:p>
          </table:table-cell>
          <table:table-cell/>
          <table:table-cell office:value-type="float" office:value="17720" calcext:value-type="float">
            <text:p>17720</text:p>
          </table:table-cell>
          <table:table-cell table:style-name="ce1" table:formula="of:=[.C5]/36*150" office:value-type="float" office:value="73833.3333333333" calcext:value-type="float">
            <text:p>73833,3333333333</text:p>
          </table:table-cell>
          <table:table-cell table:style-name="ce4" office:value-type="float" office:value="820" calcext:value-type="float">
            <text:p>820</text:p>
          </table:table-cell>
          <table:table-cell table:style-name="ce2" table:formula="of:=[.E5]/36*150" office:value-type="float" office:value="3416.66666666667" calcext:value-type="float">
            <text:p>3416,66666666667</text:p>
          </table:table-cell>
          <table:table-cell/>
          <table:table-cell office:value-type="float" office:value="34400" calcext:value-type="float">
            <text:p>34400</text:p>
          </table:table-cell>
          <table:table-cell table:style-name="ce1" table:formula="of:=[.H5]/36*150" office:value-type="float" office:value="143333.333333333" calcext:value-type="float">
            <text:p>143333,333333333</text:p>
          </table:table-cell>
          <table:table-cell table:style-name="ce4" office:value-type="float" office:value="1500" calcext:value-type="float">
            <text:p>1500</text:p>
          </table:table-cell>
          <table:table-cell table:style-name="ce2" table:formula="of:=[.J5]/36*150" office:value-type="float" office:value="6250" calcext:value-type="float">
            <text:p>625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formula="of:=[.M5]/36*150" office:value-type="float" office:value="112.5" calcext:value-type="float">
            <text:p>112,5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formula="of:=[.O5]/36*150" office:value-type="float" office:value="8.33333333333333" calcext:value-type="float">
            <text:p>8,3333333333333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[.R5]/36*150" office:value-type="float" office:value="41.6666666666667" calcext:value-type="float">
            <text:p>41,6666666666667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T5]/36*150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Tqbar chan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[.C6]/36*150" office:value-type="float" office:value="104.166666666667" calcext:value-type="float">
            <text:p>104,166666666667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E6]/36*150" office:value-type="float" office:value="12.5" calcext:value-type="float">
            <text:p>12,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6]/36*150" office:value-type="float" office:value="54.1666666666667" calcext:value-type="float">
            <text:p>54,1666666666667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formula="of:=[.J6]/36*150" office:value-type="float" office:value="8.33333333333333" calcext:value-type="float">
            <text:p>8,33333333333333</text:p>
          </table:table-cell>
          <table:table-cell/>
          <table:table-cell office:value-type="float" office:value="11460" calcext:value-type="float">
            <text:p>11460</text:p>
          </table:table-cell>
          <table:table-cell table:style-name="ce1" table:formula="of:=[.M6]/36*150" office:value-type="float" office:value="47750" calcext:value-type="float">
            <text:p>47750</text:p>
          </table:table-cell>
          <table:table-cell table:style-name="ce4" office:value-type="float" office:value="880" calcext:value-type="float">
            <text:p>880</text:p>
          </table:table-cell>
          <table:table-cell table:style-name="ce2" table:formula="of:=[.O6]/36*150" office:value-type="float" office:value="3666.66666666667" calcext:value-type="float">
            <text:p>3666,66666666667</text:p>
          </table:table-cell>
          <table:table-cell/>
          <table:table-cell office:value-type="float" office:value="21600" calcext:value-type="float">
            <text:p>21600</text:p>
          </table:table-cell>
          <table:table-cell table:style-name="ce1" table:formula="of:=[.R6]/36*150" office:value-type="float" office:value="90000" calcext:value-type="float">
            <text:p>90000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table:formula="of:=[.T6]/36*150" office:value-type="float" office:value="6666.66666666667" calcext:value-type="float">
            <text:p>6666,6666666666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ts error</text:p>
          </table:table-cell>
          <table:table-cell/>
          <table:table-cell office:value-type="string" calcext:value-type="string">
            <text:p>% error syst</text:p>
          </table:table-cell>
          <table:table-cell table:number-columns-repeated="2"/>
          <table:table-cell office:value-type="string" calcext:value-type="string">
            <text:p>Stats error</text:p>
          </table:table-cell>
          <table:table-cell/>
          <table:table-cell office:value-type="string" calcext:value-type="string">
            <text:p>% error syst</text:p>
          </table:table-cell>
          <table:table-cell table:number-columns-repeated="2"/>
          <table:table-cell office:value-type="string" calcext:value-type="string">
            <text:p>Stats error</text:p>
          </table:table-cell>
          <table:table-cell table:number-columns-repeated="4"/>
          <table:table-cell office:value-type="string" calcext:value-type="string">
            <text:p>Stats error</text:p>
          </table:table-cell>
          <table:table-cell office:value-type="string" calcext:value-type="string">
            <text:p>system error</text:p>
          </table:table-cell>
          <table:table-cell office:value-type="string" calcext:value-type="string">
            <text:p>% error syst</text:p>
          </table:table-cell>
        </table:table-row>
        <table:table-row table:style-name="ro1">
          <table:table-cell office:value-type="string" calcext:value-type="string">
            <text:p>Gamma + jet</text:p>
          </table:table-cell>
          <table:table-cell table:number-columns-repeated="3"/>
          <table:table-cell table:formula="of:=SQRT([.D2])" office:value-type="float" office:value="373.050488093324" calcext:value-type="float">
            <text:p>373,050488093324</text:p>
          </table:table-cell>
          <table:table-cell table:formula="of:=SQRT([.F2]*[.F2]-[.E8]*[.E8])" office:value-type="float" office:value="13328.1135616077" calcext:value-type="float">
            <text:p>13328,1135616077</text:p>
          </table:table-cell>
          <table:table-cell table:formula="of:=[.F8]/[.D2]" office:value-type="float" office:value="0.0957708758917914" calcext:value-type="float">
            <text:p>0,095770875891791</text:p>
          </table:table-cell>
          <table:table-cell table:number-columns-repeated="2"/>
          <table:table-cell table:formula="of:=SQRT([.I2])" office:value-type="float" office:value="547.722557505166" calcext:value-type="float">
            <text:p>547,722557505166</text:p>
          </table:table-cell>
          <table:table-cell table:formula="of:=SQRT([.K2]*[.K2]-[.J8]*[.J8])" office:value-type="float" office:value="28328.0387209877" calcext:value-type="float">
            <text:p>28328,0387209877</text:p>
          </table:table-cell>
          <table:table-cell table:formula="of:=[.K8]/[.I2]" office:value-type="float" office:value="0.0944267957366255" calcext:value-type="float">
            <text:p>0,094426795736626</text:p>
          </table:table-cell>
          <table:table-cell table:number-columns-repeated="2"/>
          <table:table-cell table:formula="of:=SQRT([.N2])" office:value-type="float" office:value="357.654395564583" calcext:value-type="float">
            <text:p>357,654395564583</text:p>
          </table:table-cell>
          <table:table-cell table:formula="of:=SQRT([.P2]*[.P2]-[.O8]*[.O8])" office:value-type="float" office:value="11661.1832351801" calcext:value-type="float">
            <text:p>11661,1832351801</text:p>
          </table:table-cell>
          <table:table-cell table:formula="of:=[.P8]/[.N2]" office:value-type="float" office:value="0.091162344509551" calcext:value-type="float">
            <text:p>0,091162344509551</text:p>
          </table:table-cell>
          <table:table-cell table:number-columns-repeated="2"/>
          <table:table-cell table:formula="of:=SQRT([.S2])" office:value-type="float" office:value="511.533641774094" calcext:value-type="float">
            <text:p>511,533641774094</text:p>
          </table:table-cell>
          <table:table-cell table:formula="of:=SQRT([.U2]*[.U2]-[.T8]*[.T8])" office:value-type="float" office:value="23327.7255165988" calcext:value-type="float">
            <text:p>23327,7255165988</text:p>
          </table:table-cell>
          <table:table-cell table:formula="of:=[.U8]/[.S2]" office:value-type="float" office:value="0.0891505433755368" calcext:value-type="float">
            <text:p>0,089150543375537</text:p>
          </table:table-cell>
        </table:table-row>
        <table:table-row table:style-name="ro1">
          <table:table-cell office:value-type="string" calcext:value-type="string">
            <text:p>ttbar</text:p>
          </table:table-cell>
          <table:table-cell table:number-columns-repeated="3"/>
          <table:table-cell table:formula="of:=SQRT([.D3])" office:value-type="float" office:value="593.36610396393" calcext:value-type="float">
            <text:p>593,36610396393</text:p>
          </table:table-cell>
          <table:table-cell table:formula="of:=SQRT([.F3]*[.F3]-[.E9]*[.E9])" office:value-type="float" office:value="5803.07629145477" calcext:value-type="float">
            <text:p>5803,07629145477</text:p>
          </table:table-cell>
          <table:table-cell table:formula="of:=[.F9]/[.D3]" office:value-type="float" office:value="0.016482110176913" calcext:value-type="float">
            <text:p>0,016482110176913</text:p>
          </table:table-cell>
          <table:table-cell table:number-columns-repeated="2"/>
          <table:table-cell table:formula="of:=SQRT([.I3])" office:value-type="float" office:value="770.281333886089" calcext:value-type="float">
            <text:p>770,281333886089</text:p>
          </table:table-cell>
          <table:table-cell table:formula="of:=SQRT([.K3]*[.K3]-[.J9]*[.J9])" office:value-type="float" office:value="9970.28919674182" calcext:value-type="float">
            <text:p>9970,28919674182</text:p>
          </table:table-cell>
          <table:table-cell table:formula="of:=[.K9]/[.I3]" office:value-type="float" office:value="0.0168038581967559" calcext:value-type="float">
            <text:p>0,016803858196756</text:p>
          </table:table-cell>
          <table:table-cell table:number-columns-repeated="2"/>
          <table:table-cell table:formula="of:=SQRT([.N3])" office:value-type="float" office:value="594.418483337567" calcext:value-type="float">
            <text:p>594,418483337567</text:p>
          </table:table-cell>
          <table:table-cell table:formula="of:=SQRT([.P3]*[.P3]-[.O9]*[.O9])" office:value-type="float" office:value="6221.66912224257" calcext:value-type="float">
            <text:p>6221,66912224257</text:p>
          </table:table-cell>
          <table:table-cell table:formula="of:=[.P9]/[.N3]" office:value-type="float" office:value="0.0176084975157809" calcext:value-type="float">
            <text:p>0,017608497515781</text:p>
          </table:table-cell>
          <table:table-cell table:number-columns-repeated="2"/>
          <table:table-cell table:formula="of:=SQRT([.S3])" office:value-type="float" office:value="772.981241687015" calcext:value-type="float">
            <text:p>772,981241687015</text:p>
          </table:table-cell>
          <table:table-cell table:formula="of:=SQRT([.U3]*[.U3]-[.T9]*[.T9])" office:value-type="float" office:value="10387.9470755508" calcext:value-type="float">
            <text:p>10387,9470755508</text:p>
          </table:table-cell>
          <table:table-cell table:formula="of:=[.U9]/[.S3]" office:value-type="float" office:value="0.0173856854820934" calcext:value-type="float">
            <text:p>0,017385685482094</text:p>
          </table:table-cell>
        </table:table-row>
        <table:table-row table:style-name="ro1">
          <table:table-cell office:value-type="string" calcext:value-type="string">
            <text:p>Multijet</text:p>
          </table:table-cell>
          <table:table-cell table:number-columns-repeated="3"/>
          <table:table-cell table:formula="of:=SQRT([.D4])" office:value-type="float" office:value="237.170824512628" calcext:value-type="float">
            <text:p>237,170824512628</text:p>
          </table:table-cell>
          <table:table-cell table:formula="of:=SQRT([.F4]*[.F4]-[.E10]*[.E10])" office:value-type="float" office:value="4159.91119029134" calcext:value-type="float">
            <text:p>4159,91119029134</text:p>
          </table:table-cell>
          <table:table-cell table:formula="of:=[.F10]/[.D4]" office:value-type="float" office:value="0.0739539767162905" calcext:value-type="float">
            <text:p>0,073953976716291</text:p>
          </table:table-cell>
          <table:table-cell table:number-columns-repeated="2"/>
          <table:table-cell table:formula="of:=SQRT([.I4])" office:value-type="float" office:value="382.698750106834" calcext:value-type="float">
            <text:p>382,698750106834</text:p>
          </table:table-cell>
          <table:table-cell table:formula="of:=SQRT([.K4]*[.K4]-[.J10]*[.J10])" office:value-type="float" office:value="2259.48617561113" calcext:value-type="float">
            <text:p>2259,48617561113</text:p>
          </table:table-cell>
          <table:table-cell table:formula="of:=[.K10]/[.I4]" office:value-type="float" office:value="0.0154275016257944" calcext:value-type="float">
            <text:p>0,015427501625794</text:p>
          </table:table-cell>
          <table:table-cell table:number-columns-repeated="2"/>
          <table:table-cell table:formula="of:=SQRT([.N4])" office:value-type="float" office:value="230.036229030704" calcext:value-type="float">
            <text:p>230,036229030704</text:p>
          </table:table-cell>
          <table:table-cell table:formula="of:=SQRT([.P4]*[.P4]-[.O10]*[.O10])" office:value-type="float" office:value="4160.31182057841" calcext:value-type="float">
            <text:p>4160,31182057841</text:p>
          </table:table-cell>
          <table:table-cell table:formula="of:=[.P10]/[.N4]" office:value-type="float" office:value="0.0786200659006944" calcext:value-type="float">
            <text:p>0,078620065900694</text:p>
          </table:table-cell>
          <table:table-cell table:number-columns-repeated="2"/>
          <table:table-cell table:formula="of:=SQRT([.S4])" office:value-type="float" office:value="385.735228708329" calcext:value-type="float">
            <text:p>385,735228708329</text:p>
          </table:table-cell>
          <table:table-cell table:formula="of:=SQRT([.U4]*[.U4]-[.T10]*[.T10])" office:value-type="float" office:value="3143.08544444963" calcext:value-type="float">
            <text:p>3143,08544444963</text:p>
          </table:table-cell>
          <table:table-cell table:formula="of:=[.U10]/[.S4]" office:value-type="float" office:value="0.0211240690749905" calcext:value-type="float">
            <text:p>0,021124069074991</text:p>
          </table:table-cell>
        </table:table-row>
        <table:table-row table:style-name="ro1">
          <table:table-cell office:value-type="string" calcext:value-type="string">
            <text:p>Tq chan</text:p>
          </table:table-cell>
          <table:table-cell table:number-columns-repeated="3"/>
          <table:table-cell table:formula="of:=SQRT([.D5])" office:value-type="float" office:value="271.722898065903" calcext:value-type="float">
            <text:p>271,722898065903</text:p>
          </table:table-cell>
          <table:table-cell table:formula="of:=SQRT([.F5]*[.F5]-[.E11]*[.E11])" office:value-type="float" office:value="3405.84464968351" calcext:value-type="float">
            <text:p>3405,84464968351</text:p>
          </table:table-cell>
          <table:table-cell table:formula="of:=[.F11]/[.D5]" office:value-type="float" office:value="0.0461288214404088" calcext:value-type="float">
            <text:p>0,046128821440409</text:p>
          </table:table-cell>
          <table:table-cell table:number-columns-repeated="2"/>
          <table:table-cell table:formula="of:=SQRT([.I5])" office:value-type="float" office:value="378.593889720018" calcext:value-type="float">
            <text:p>378,593889720018</text:p>
          </table:table-cell>
          <table:table-cell table:formula="of:=SQRT([.K5]*[.K5]-[.J11]*[.J11])" office:value-type="float" office:value="6238.522795235" calcext:value-type="float">
            <text:p>6238,522795235</text:p>
          </table:table-cell>
          <table:table-cell table:formula="of:=[.K11]/[.I5]" office:value-type="float" office:value="0.0435245776411745" calcext:value-type="float">
            <text:p>0,043524577641175</text:p>
          </table:table-cell>
          <table:table-cell table:number-columns-repeated="2"/>
          <table:table-cell table:formula="of:=SQRT([.N5])" office:value-type="float" office:value="10.6066017177982" calcext:value-type="float">
            <text:p>10,6066017177982</text:p>
          </table:table-cell>
          <table:table-cell table:formula="of:=SQRT([.P5]*[.P5]-[.O11]*[.O11])" office:value-type="string" office:string-value="" calcext:value-type="error">
            <text:p>Err:502</text:p>
          </table:table-cell>
          <table:table-cell table:formula="of:=[.P5]/[.N5]" office:value-type="float" office:value="0.074074074074074" calcext:value-type="float">
            <text:p>0,074074074074074</text:p>
          </table:table-cell>
          <table:table-cell table:number-columns-repeated="2"/>
          <table:table-cell table:formula="of:=SQRT([.S5])" office:value-type="float" office:value="6.45497224367903" calcext:value-type="float">
            <text:p>6,45497224367903</text:p>
          </table:table-cell>
          <table:table-cell table:formula="of:=SQRT([.U5]*[.U5]-[.T11]*[.T11])" office:value-type="float" office:value="10.7043604822209" calcext:value-type="float">
            <text:p>10,704360482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qbar chan</text:p>
          </table:table-cell>
          <table:table-cell table:number-columns-repeated="3"/>
          <table:table-cell table:formula="of:=SQRT([.D6])" office:value-type="float" office:value="10.2062072615966" calcext:value-type="float">
            <text:p>10,2062072615966</text:p>
          </table:table-cell>
          <table:table-cell table:formula="of:=SQRT([.F6]*[.F6]-[.E12]*[.E12])" office:value-type="float" office:value="7.2168783648703" calcext:value-type="float">
            <text:p>7,2168783648703</text:p>
          </table:table-cell>
          <table:table-cell table:formula="of:=[.F12]/[.D6]" office:value-type="float" office:value="0.0692820323027546" calcext:value-type="float">
            <text:p>0,069282032302755</text:p>
          </table:table-cell>
          <table:table-cell table:number-columns-repeated="2"/>
          <table:table-cell table:formula="of:=SQRT([.I6])" office:value-type="float" office:value="7.35980072193988" calcext:value-type="float">
            <text:p>7,35980072193988</text:p>
          </table:table-cell>
          <table:table-cell table:formula="of:=SQRT([.K6]*[.K6]-[.J12]*[.J12])" office:value-type="float" office:value="3.90867979985285" calcext:value-type="float">
            <text:p>3,90867979985285</text:p>
          </table:table-cell>
          <table:table-cell table:formula="of:=[.K12]/[.I6]" office:value-type="float" office:value="0.0721602424588218" calcext:value-type="float">
            <text:p>0,072160242458822</text:p>
          </table:table-cell>
          <table:table-cell table:number-columns-repeated="2"/>
          <table:table-cell table:formula="of:=SQRT([.N6])" office:value-type="float" office:value="218.517733834122" calcext:value-type="float">
            <text:p>218,517733834122</text:p>
          </table:table-cell>
          <table:table-cell table:formula="of:=SQRT([.P6]*[.P6]-[.O12]*[.O12])" office:value-type="float" office:value="3660.1495112146" calcext:value-type="float">
            <text:p>3660,1495112146</text:p>
          </table:table-cell>
          <table:table-cell table:formula="of:=[.P12]/[.N6]" office:value-type="float" office:value="0.0766523457845989" calcext:value-type="float">
            <text:p>0,076652345784599</text:p>
          </table:table-cell>
          <table:table-cell table:number-columns-repeated="2"/>
          <table:table-cell table:formula="of:=SQRT([.S6])" office:value-type="float" office:value="300" calcext:value-type="float">
            <text:p>300</text:p>
          </table:table-cell>
          <table:table-cell table:formula="of:=SQRT([.U6]*[.U6]-[.T12]*[.T12])" office:value-type="float" office:value="6659.91324601488" calcext:value-type="float">
            <text:p>6659,91324601488</text:p>
          </table:table-cell>
          <table:table-cell table:formula="of:=[.U12]/[.S6]" office:value-type="float" office:value="0.073999036066832" calcext:value-type="float">
            <text:p>0,07399903606683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9"/>
          <table:table-cell table:formula="of:=SQRT(([.U8]*[.U8]+[.T8]*[.T8])/2)" office:value-type="float" office:value="16499.1582276861" calcext:value-type="float">
            <text:p>16499,15822768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 error e+ m+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amma + jet</text:p>
          </table:table-cell>
          <table:table-cell table:formula="of:=SQRT([.F8]*[.F8]+[.K8]*[.K8])" office:value-type="float" office:value="31306.8105831445" calcext:value-type="float">
            <text:p>31306,8105831445</text:p>
          </table:table-cell>
          <table:table-cell table:number-columns-repeated="3"/>
          <table:table-cell table:formula="of:=SQRT([.F8]*[.F8]+[.K8]*[.K8])/([.D2]+[.I2])" office:value-type="float" office:value="0.0712868552177862" calcext:value-type="float">
            <text:p>0,0712868552177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tbar</text:p>
          </table:table-cell>
          <table:table-cell table:formula="of:=SQRT([.F9]*[.F9]+[.K9]*[.K9])" office:value-type="float" office:value="11536.1328490578" calcext:value-type="float">
            <text:p>11536,1328490578</text:p>
          </table:table-cell>
          <table:table-cell table:number-columns-repeated="3"/>
          <table:table-cell table:formula="of:=SQRT([.F9]*[.F9]+[.K9]*[.K9])/([.D3]+[.I3])" office:value-type="float" office:value="0.012202167843869" calcext:value-type="float">
            <text:p>0,0122021678438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jet</text:p>
          </table:table-cell>
          <table:table-cell table:formula="of:=SQRT([.F10]*[.F10]+[.K10]*[.K10])" office:value-type="float" office:value="4733.93482093796" calcext:value-type="float">
            <text:p>4733,93482093796</text:p>
          </table:table-cell>
          <table:table-cell table:number-columns-repeated="3"/>
          <table:table-cell table:formula="of:=SQRT([.F10]*[.F10]+[.K10]*[.K10])/([.D4]+[.I4])" office:value-type="float" office:value="0.0233534297435789" calcext:value-type="float">
            <text:p>0,0233534297435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q chan</text:p>
          </table:table-cell>
          <table:table-cell table:formula="of:=SQRT([.F11]*[.F11]+[.K11]*[.K11])" office:value-type="float" office:value="7107.66800325145" calcext:value-type="float">
            <text:p>7107,66800325145</text:p>
          </table:table-cell>
          <table:table-cell table:number-columns-repeated="3"/>
          <table:table-cell table:formula="of:=SQRT([.F11]*[.F11]+[.K11]*[.K11])/([.D5]+[.I5])" office:value-type="float" office:value="0.0327290928775969" calcext:value-type="float">
            <text:p>0,0327290928775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qbar chan</text:p>
          </table:table-cell>
          <table:table-cell table:formula="of:=SQRT([.F12]*[.F12]+[.K12]*[.K12])" office:value-type="float" office:value="8.20738150149673" calcext:value-type="float">
            <text:p>8,20738150149673</text:p>
          </table:table-cell>
          <table:table-cell table:number-columns-repeated="3"/>
          <table:table-cell table:formula="of:=SQRT([.F12]*[.F12]+[.K12]*[.K12])/([.D6]+[.I6])" office:value-type="float" office:value="0.0518360936936634" calcext:value-type="float">
            <text:p>0,051836093693664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ME no error</text:p>
          </table:table-cell>
          <table:table-cell office:value-type="string" calcext:value-type="string">
            <text:p>L 2,5 % (shift up)</text:p>
          </table:table-cell>
          <table:table-cell office:value-type="string" calcext:value-type="string">
            <text:p>SingleTop 3,3% (shift up)</text:p>
          </table:table-cell>
          <table:table-cell office:value-type="string" calcext:value-type="string">
            <text:p>Ttbar 1,2 % (shift up)</text:p>
          </table:table-cell>
          <table:table-cell office:value-type="string" calcext:value-type="string">
            <text:p>Electroweak 7,1 % (shift up)</text:p>
          </table:table-cell>
          <table:table-cell office:value-type="string" calcext:value-type="string">
            <text:p>Multijet 2,3 % (shift up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carre+</text:p>
          </table:table-cell>
          <table:table-cell/>
          <table:table-cell table:style-name="ce6" office:value-type="string" calcext:value-type="string">
            <text:p>6.0832</text:p>
          </table:table-cell>
          <table:table-cell office:value-type="string" calcext:value-type="string">
            <text:p>5.95921</text:p>
          </table:table-cell>
          <table:table-cell office:value-type="string" calcext:value-type="string">
            <text:p>6.16297</text:p>
          </table:table-cell>
          <table:table-cell office:value-type="string" calcext:value-type="string">
            <text:p>6.19629</text:p>
          </table:table-cell>
          <table:table-cell office:value-type="string" calcext:value-type="string">
            <text:p>6.15153</text:p>
          </table:table-cell>
          <table:table-cell table:number-columns-repeated="2"/>
          <table:table-cell table:style-name="ce9"/>
          <table:table-cell table:number-columns-repeated="11"/>
        </table:table-row>
        <table:table-row table:style-name="ro1">
          <table:table-cell/>
          <table:table-cell office:value-type="string" calcext:value-type="string">
            <text:p>Xcarre</text:p>
          </table:table-cell>
          <table:table-cell table:number-columns-repeated="5" office:value-type="string" calcext:value-type="string">
            <text:p>6.1437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Xcarre-</text:p>
          </table:table-cell>
          <table:table-cell/>
          <table:table-cell table:style-name="ce6" table:formula="of:=6.206" office:value-type="float" office:value="6.206" calcext:value-type="float">
            <text:p>6,206</text:p>
          </table:table-cell>
          <table:table-cell office:value-type="string" calcext:value-type="string">
            <text:p>6.34071</text:p>
          </table:table-cell>
          <table:table-cell office:value-type="string" calcext:value-type="string">
            <text:p>6.12432</text:p>
          </table:table-cell>
          <table:table-cell office:value-type="string" calcext:value-type="string">
            <text:p>6.0906</text:p>
          </table:table-cell>
          <table:table-cell office:value-type="string" calcext:value-type="string">
            <text:p>6.13581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ME no error</text:p>
          </table:table-cell>
          <table:table-cell office:value-type="string" calcext:value-type="string">
            <text:p>L 2,5 % (shift up)</text:p>
          </table:table-cell>
          <table:table-cell office:value-type="string" calcext:value-type="string">
            <text:p>Single AntiTop 5,5% + Single Top 3,3 %(shift up)</text:p>
          </table:table-cell>
          <table:table-cell office:value-type="string" calcext:value-type="string">
            <text:p>Ttbar 0,9 % (shift up)</text:p>
          </table:table-cell>
          <table:table-cell office:value-type="string" calcext:value-type="string">
            <text:p>Electroweak 5 % (shift up)</text:p>
          </table:table-cell>
          <table:table-cell office:value-type="string" calcext:value-type="string">
            <text:p>Multijet 1,7 % (shift up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carre+</text:p>
          </table:table-cell>
          <table:table-cell/>
          <table:table-cell table:style-name="ce6" office:value-type="string" calcext:value-type="string">
            <text:p>5.2394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carre</text:p>
          </table:table-cell>
          <table:table-cell office:value-type="string" calcext:value-type="string">
            <text:p>5.30446</text:p>
          </table:table-cell>
          <table:table-cell office:value-type="float" office:value="0.85" calcext:value-type="float">
            <text:p>0,85</text:p>
          </table:table-cell>
          <table:table-cell office:value-type="float" office:value="1.68" calcext:value-type="float">
            <text:p>1,68</text:p>
          </table:table-cell>
          <table:table-cell office:value-type="float" office:value="0.37" calcext:value-type="float">
            <text:p>0,37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carre-</text:p>
          </table:table-cell>
          <table:table-cell/>
          <table:table-cell table:style-name="ce6" office:value-type="string" calcext:value-type="string">
            <text:p>5.37203</text:p>
          </table:table-cell>
          <table:table-cell office:value-type="string" calcext:value-type="string">
            <text:p>5.56478</text:p>
          </table:table-cell>
          <table:table-cell office:value-type="string" calcext:value-type="string">
            <text:p>5.29178</text:p>
          </table:table-cell>
          <table:table-cell office:value-type="string" calcext:value-type="string">
            <text:p>5.27256</text:p>
          </table:table-cell>
          <table:table-cell office:value-type="string" calcext:value-type="string">
            <text:p>5.2994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+ 36fb</text:p>
          </table:table-cell>
          <table:table-cell office:value-type="string" calcext:value-type="string">
            <text:p>e+ 3000fb</text:p>
          </table:table-cell>
          <table:table-cell table:style-name="ce4" office:value-type="string" calcext:value-type="string">
            <text:p>Delta e+ 36fb</text:p>
          </table:table-cell>
          <table:table-cell office:value-type="string" calcext:value-type="string">
            <text:p>Delta e+ 3000fb</text:p>
          </table:table-cell>
          <table:table-cell/>
          <table:table-cell office:value-type="string" calcext:value-type="string">
            <text:p>mu+ 36fb</text:p>
          </table:table-cell>
          <table:table-cell office:value-type="string" calcext:value-type="string">
            <text:p>mu+ 3000fb</text:p>
          </table:table-cell>
          <table:table-cell table:style-name="ce4" office:value-type="string" calcext:value-type="string">
            <text:p>Delta mu+ 36fb</text:p>
          </table:table-cell>
          <table:table-cell office:value-type="string" calcext:value-type="string">
            <text:p>Delta mu+ 3000fb</text:p>
          </table:table-cell>
          <table:table-cell/>
          <table:table-cell office:value-type="string" calcext:value-type="string">
            <text:p>e- 36fb</text:p>
          </table:table-cell>
          <table:table-cell office:value-type="string" calcext:value-type="string">
            <text:p>e- 3000fb</text:p>
          </table:table-cell>
          <table:table-cell table:style-name="ce4" office:value-type="string" calcext:value-type="string">
            <text:p>Delta e- 36fb</text:p>
          </table:table-cell>
          <table:table-cell office:value-type="string" calcext:value-type="string">
            <text:p>Delta e- 3000f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 + jet</text:p>
          </table:table-cell>
          <table:table-cell/>
          <table:table-cell office:value-type="float" office:value="33400" calcext:value-type="float">
            <text:p>33400</text:p>
          </table:table-cell>
          <table:table-cell table:formula="of:=[.C34]/36*3000" office:value-type="float" office:value="2783333.33333333" calcext:value-type="float">
            <text:p>2783333,33333333</text:p>
          </table:table-cell>
          <table:table-cell table:style-name="ce4" office:value-type="float" office:value="3200" calcext:value-type="float">
            <text:p>3200</text:p>
          </table:table-cell>
          <table:table-cell table:formula="of:=[.E34]/36*3000" office:value-type="float" office:value="266666.666666667" calcext:value-type="float">
            <text:p>266666,666666667</text:p>
          </table:table-cell>
          <table:table-cell/>
          <table:table-cell office:value-type="float" office:value="72000" calcext:value-type="float">
            <text:p>72000</text:p>
          </table:table-cell>
          <table:table-cell table:formula="of:=[.H34]/36*3000" office:value-type="float" office:value="6000000" calcext:value-type="float">
            <text:p>6000000</text:p>
          </table:table-cell>
          <table:table-cell table:style-name="ce4" office:value-type="float" office:value="6800" calcext:value-type="float">
            <text:p>6800</text:p>
          </table:table-cell>
          <table:table-cell table:formula="of:=[.J34]/36*3000" office:value-type="float" office:value="566666.666666667" calcext:value-type="float">
            <text:p>566666,666666667</text:p>
          </table:table-cell>
          <table:table-cell/>
          <table:table-cell office:value-type="float" office:value="30700" calcext:value-type="float">
            <text:p>30700</text:p>
          </table:table-cell>
          <table:table-cell table:formula="of:=[.M34]/36*3000" office:value-type="float" office:value="2558333.33333333" calcext:value-type="float">
            <text:p>2558333,33333333</text:p>
          </table:table-cell>
          <table:table-cell table:style-name="ce4" office:value-type="float" office:value="2800" calcext:value-type="float">
            <text:p>2800</text:p>
          </table:table-cell>
          <table:table-cell table:formula="of:=[.O34]/36*3000" office:value-type="float" office:value="233333.333333333" calcext:value-type="float">
            <text:p>233333,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bar</text:p>
          </table:table-cell>
          <table:table-cell/>
          <table:table-cell office:value-type="float" office:value="84500" calcext:value-type="float">
            <text:p>84500</text:p>
          </table:table-cell>
          <table:table-cell table:formula="of:=[.C35]/36*3000" office:value-type="float" office:value="7041666.66666667" calcext:value-type="float">
            <text:p>7041666,66666667</text:p>
          </table:table-cell>
          <table:table-cell table:style-name="ce4" office:value-type="float" office:value="1400" calcext:value-type="float">
            <text:p>1400</text:p>
          </table:table-cell>
          <table:table-cell table:formula="of:=[.E35]/36*3000" office:value-type="float" office:value="116666.666666667" calcext:value-type="float">
            <text:p>116666,666666667</text:p>
          </table:table-cell>
          <table:table-cell/>
          <table:table-cell office:value-type="float" office:value="142400" calcext:value-type="float">
            <text:p>142400</text:p>
          </table:table-cell>
          <table:table-cell table:formula="of:=[.H35]/36*3000" office:value-type="float" office:value="11866666.6666667" calcext:value-type="float">
            <text:p>11866666,6666667</text:p>
          </table:table-cell>
          <table:table-cell table:style-name="ce4" office:value-type="float" office:value="2400" calcext:value-type="float">
            <text:p>2400</text:p>
          </table:table-cell>
          <table:table-cell table:formula="of:=[.J35]/36*3000" office:value-type="float" office:value="200000" calcext:value-type="float">
            <text:p>200000</text:p>
          </table:table-cell>
          <table:table-cell/>
          <table:table-cell office:value-type="float" office:value="84800" calcext:value-type="float">
            <text:p>84800</text:p>
          </table:table-cell>
          <table:table-cell table:formula="of:=[.M35]/36*3000" office:value-type="float" office:value="7066666.66666667" calcext:value-type="float">
            <text:p>7066666,66666667</text:p>
          </table:table-cell>
          <table:table-cell table:style-name="ce4" office:value-type="float" office:value="1500" calcext:value-type="float">
            <text:p>1500</text:p>
          </table:table-cell>
          <table:table-cell table:formula="of:=[.O35]/36*3000" office:value-type="float" office:value="125000" calcext:value-type="float">
            <text:p>12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jet</text:p>
          </table:table-cell>
          <table:table-cell/>
          <table:table-cell office:value-type="float" office:value="13500" calcext:value-type="float">
            <text:p>13500</text:p>
          </table:table-cell>
          <table:table-cell table:formula="of:=[.C36]/36*3000" office:value-type="float" office:value="1125000" calcext:value-type="float">
            <text:p>1125000</text:p>
          </table:table-cell>
          <table:table-cell table:style-name="ce4" office:value-type="float" office:value="1000" calcext:value-type="float">
            <text:p>1000</text:p>
          </table:table-cell>
          <table:table-cell table:formula="of:=[.E36]/36*3000" office:value-type="float" office:value="83333.3333333333" calcext:value-type="float">
            <text:p>83333,3333333333</text:p>
          </table:table-cell>
          <table:table-cell/>
          <table:table-cell office:value-type="float" office:value="35150" calcext:value-type="float">
            <text:p>35150</text:p>
          </table:table-cell>
          <table:table-cell table:formula="of:=[.H36]/36*3000" office:value-type="float" office:value="2929166.66666667" calcext:value-type="float">
            <text:p>2929166,66666667</text:p>
          </table:table-cell>
          <table:table-cell table:style-name="ce4" office:value-type="float" office:value="550" calcext:value-type="float">
            <text:p>550</text:p>
          </table:table-cell>
          <table:table-cell table:formula="of:=[.J36]/36*3000" office:value-type="float" office:value="45833.3333333333" calcext:value-type="float">
            <text:p>45833,3333333333</text:p>
          </table:table-cell>
          <table:table-cell/>
          <table:table-cell office:value-type="float" office:value="12700" calcext:value-type="float">
            <text:p>12700</text:p>
          </table:table-cell>
          <table:table-cell table:formula="of:=[.M36]/36*3000" office:value-type="float" office:value="1058333.33333333" calcext:value-type="float">
            <text:p>1058333,33333333</text:p>
          </table:table-cell>
          <table:table-cell table:style-name="ce4" office:value-type="float" office:value="1000" calcext:value-type="float">
            <text:p>1000</text:p>
          </table:table-cell>
          <table:table-cell table:formula="of:=[.O36]/36*3000" office:value-type="float" office:value="83333.3333333333" calcext:value-type="float">
            <text:p>83333,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q chan</text:p>
          </table:table-cell>
          <table:table-cell/>
          <table:table-cell office:value-type="float" office:value="17720" calcext:value-type="float">
            <text:p>17720</text:p>
          </table:table-cell>
          <table:table-cell table:formula="of:=[.C37]/36*3000" office:value-type="float" office:value="1476666.66666667" calcext:value-type="float">
            <text:p>1476666,66666667</text:p>
          </table:table-cell>
          <table:table-cell table:style-name="ce4" office:value-type="float" office:value="820" calcext:value-type="float">
            <text:p>820</text:p>
          </table:table-cell>
          <table:table-cell table:formula="of:=[.E37]/36*3000" office:value-type="float" office:value="68333.3333333333" calcext:value-type="float">
            <text:p>68333,3333333333</text:p>
          </table:table-cell>
          <table:table-cell/>
          <table:table-cell office:value-type="float" office:value="34400" calcext:value-type="float">
            <text:p>34400</text:p>
          </table:table-cell>
          <table:table-cell table:formula="of:=[.H37]/36*3000" office:value-type="float" office:value="2866666.66666667" calcext:value-type="float">
            <text:p>2866666,66666667</text:p>
          </table:table-cell>
          <table:table-cell table:style-name="ce4" office:value-type="float" office:value="1500" calcext:value-type="float">
            <text:p>1500</text:p>
          </table:table-cell>
          <table:table-cell table:formula="of:=[.J37]/36*3000" office:value-type="float" office:value="125000" calcext:value-type="float">
            <text:p>1250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M37]/36*3000" office:value-type="float" office:value="2250" calcext:value-type="float">
            <text:p>2250</text:p>
          </table:table-cell>
          <table:table-cell table:style-name="ce4" office:value-type="float" office:value="2" calcext:value-type="float">
            <text:p>2</text:p>
          </table:table-cell>
          <table:table-cell table:formula="of:=[.O37]/36*3000" office:value-type="float" office:value="166.666666666667" calcext:value-type="float">
            <text:p>166,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qbar chan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8]/36*3000" office:value-type="float" office:value="2083.33333333333" calcext:value-type="float">
            <text:p>2083,33333333333</text:p>
          </table:table-cell>
          <table:table-cell table:style-name="ce4" office:value-type="float" office:value="3" calcext:value-type="float">
            <text:p>3</text:p>
          </table:table-cell>
          <table:table-cell table:formula="of:=[.E38]/36*3000" office:value-type="float" office:value="250" calcext:value-type="float">
            <text:p>25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38]/36*3000" office:value-type="float" office:value="1083.33333333333" calcext:value-type="float">
            <text:p>1083,33333333333</text:p>
          </table:table-cell>
          <table:table-cell table:style-name="ce4" office:value-type="float" office:value="2" calcext:value-type="float">
            <text:p>2</text:p>
          </table:table-cell>
          <table:table-cell table:formula="of:=[.J38]/36*3000" office:value-type="float" office:value="166.666666666667" calcext:value-type="float">
            <text:p>166,666666666667</text:p>
          </table:table-cell>
          <table:table-cell/>
          <table:table-cell office:value-type="float" office:value="11460" calcext:value-type="float">
            <text:p>11460</text:p>
          </table:table-cell>
          <table:table-cell table:formula="of:=[.M38]/36*3000" office:value-type="float" office:value="955000" calcext:value-type="float">
            <text:p>955000</text:p>
          </table:table-cell>
          <table:table-cell table:style-name="ce4" office:value-type="float" office:value="880" calcext:value-type="float">
            <text:p>880</text:p>
          </table:table-cell>
          <table:table-cell table:formula="of:=[.O38]/36*3000" office:value-type="float" office:value="73333.3333333333" calcext:value-type="float">
            <text:p>73333,33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6:59:04.105271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9:34:53.648152084</meta:creation-date>
    <dc:date>2019-08-27T17:06:01.775517707</dc:date>
    <meta:editing-duration>P1DT5M30S</meta:editing-duration>
    <meta:editing-cycles>83</meta:editing-cycles>
    <meta:generator>LibreOffice/6.0.7.3$Linux_X86_64 LibreOffice_project/00m0$Build-3</meta:generator>
    <meta:document-statistic meta:table-count="1" meta:cell-count="314" meta:object-count="0"/>
  </office:meta>
</office:document-meta>
</file>